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2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Wm. B. Hackenburg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6 November 1868</text:p>
      <text:p text:style-name="P5">Month<text:tab/><text:tab/><text:tab/><text:tab/><text:tab/><text:tab/>November</text:p>
      <text:p text:style-name="P5">Year<text:tab/><text:tab/><text:tab/><text:tab/><text:tab/><text:tab/>1868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 <text:s text:c="2"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/text:p>
      <text:p text:style-name="P5">Stamp</text:p>
      <text:p text:style-name="P5">Postma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Aub, Hackenburg &amp; Co./</text:span></text:p>
      <text:p text:style-name="P2"><text:span text:style-name="T1">SILK MANUFACTURERS,/</text:span></text:p>
      <text:p text:style-name="P2"><text:span text:style-name="T1">219 CHURCH STREET, NEW YORK,/</text:span></text:p>
      <text:p text:style-name="P2"><text:span text:style-name="T1">AND CORNER FRONT AND NEW STREETS,/</text:span></text:p>
      <text:p text:style-name="P2"><text:span text:style-name="T1">PHILADELPHIA./</text:span></text:p>
      <text:p text:style-name="P3"><text:span text:style-name="T1">Philadelphia, Nov. 16 1868/</text:span></text:p>
      <text:p text:style-name="P2"><text:span text:style-name="T1"><text:line-break/>Rev S. Morais/</text:span></text:p>
      <text:p text:style-name="P2"><text:span text:style-name="T1"><text:tab/>Dear Sir/</text:span></text:p>
      <text:p text:style-name="P2"><text:span text:style-name="T1"><text:tab/>If not troubling you/ too much I would ask/ a favor of you. <text:s/>I am/ desirous of having the/ literal translation of the/ words Hiram Abiff; would/ you at your earliest con-/venience be kind enough/ to favor me with it for/ which I would return you/ my sincere thanks./</text:span></text:p>
      <text:p text:style-name="P2"><text:span text:style-name="T1"><text:tab/>With regards/</text:span></text:p>
      <text:p text:style-name="P2"><text:span text:style-name="T1"><text:tab/><text:tab/>I am yours Truly/</text:span></text:p>
      <text:p text:style-name="P2"><text:span text:style-name="T1"><text:tab/><text:tab/>Wm B Hackenburg/</text:span></text:p>
      <text:p text:style-name="P2"><text:span text:style-name="T1"/></text:p>
      <text:p text:style-name="P2"><text:span text:style-name="T1">[Page 2]</text:span></text:p>
      <text:p text:style-name="P2"><text:span text:style-name="T1">Dear Sir/</text:span></text:p>
      <text:p text:style-name="P2"><text:span text:style-name="T1"><text:tab/>You ask me for the literal translation of “Hiram Abiff” Allow/ me to preface it with a remark. <text:s/>The expression, as it stands in Chron./ IV. 16, is “Haram Abiv” which, of course, you readily comprehend to signify/ “Hiram his father.” <text:s/>The first word being a personal noun, and “Ab” meaning/ “father” joined with “Iv”; a masculine possessive pronoun. <text:s/>That Hiram, the skilful[sic]/ artisan whom the king of Tyre (who bore the same name) sent to Solomon, should/ [crossed-out: also] have also been called “Hiram,” is not at all strange. <text:s/>For, the Book abounds in instances/ of the same kind, as </text:span><text:span text:style-name="T2">Denel</text:span><text:span text:style-name="T3"> &amp; </text:span><text:span text:style-name="T2">Revel</text:span><text:span text:style-name="T3">, Herman &amp; Herman, Adad and Hadad/ and many others. <text:s/>Hence the choice between the two names may be optional/ as to the pronoun “Iv,” it may have been attired into “iff,” through a practice/ of our brethren born in South of Germany, who pronounce thus the letter [?] (when/ not quiescent) at the end of words./</text:span></text:p>
      <text:p text:style-name="P2"><text:span text:style-name="T3">But that “Hiram,” or “Hiram Abiv” should in the passage of Chronicles alluded/ to above, mean what is literal term conveys, seems to my mind inconceivable/ within the context. <text:s/>For we read that </text:span><text:span text:style-name="T2">Hiram Abiv</text:span><text:span text:style-name="T3"> made various [?]/ for King Solomon to be used at the Temple services. <text:s/>Now if </text:span><text:span text:style-name="T2">Abiv</text:span><text:span text:style-name="T3"> is to be tran-/=slated “his father,” then the former pronoun would refer to the last mentioned/ individual, namely; Solomon, which would be historically incorrect./</text:span></text:p>
      <text:p text:style-name="P2"><text:span text:style-name="T3">I have therefore arrived at the conclusion that </text:span><text:span text:style-name="T2">Abiv</text:span><text:span text:style-name="T3"> must here be/ regarded as a title of honor, signifying “[?]” “superior” or “master,” for/ the term </text:span><text:span text:style-name="T2">Ab</text:span><text:span text:style-name="T3"> has been repeatedly employed by Holy Writ in that sense, for example/ in judges XVIIXIV “Be to me a chief (Ab) and a priest,” &amp; likewise in many other places./ <text:s/>And as the King of Tyre in speaking to the leverage of Israel about Hiram styles him “Obi” Chronicles II. 12.)/ <text:s/></text:span><text:span text:style-name="T2">my father</text:span><text:span text:style-name="T3">, viz, my chief, a “overseer;” so did Solomon call him “Abiv” his chief/ or superintend of the royal works. <text:s/>“Hiram Abiff” (as you have it) would then/ be rendered “Hiram, (Solomon)” master—workman” or “head-workman.” <text:s/>I do not know, at/ present, that I am supported by any authority in this [?] version, but it/ is suggested to my [?] as that which best elucidates the sentence, which/ it accords with the [?] of the Hebrew language. <text:s/>Yours truly/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9T13:22:31</meta:creation-date>
    <dc:date>2009-04-29T13:43:07</dc:date>
    <dc:language>en-US</dc:language>
    <meta:editing-cycles>2</meta:editing-cycles>
    <meta:editing-duration>PT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8" meta:word-count="644" meta:character-count="4063"/>
  </office:meta>
</office:document-meta>
</file>